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  <style:font-face style:name="Ubuntu Condensed" svg:font-family="'Ubuntu Condensed'" style:font-pitch="variable"/>
  </office:font-face-decls>
  <office:automatic-styles>
    <style:style style:name="P1" style:family="paragraph" style:parent-style-name="Heading_20_2">
      <style:text-properties style:font-name="Ubuntu" officeooo:paragraph-rsid="001570b4"/>
    </style:style>
    <style:style style:name="P2" style:family="paragraph" style:parent-style-name="Heading_20_2">
      <style:text-properties style:font-name="Ubuntu Condensed" officeooo:paragraph-rsid="001570b4"/>
    </style:style>
    <style:style style:name="P3" style:family="paragraph" style:parent-style-name="Heading_20_2">
      <style:text-properties officeooo:paragraph-rsid="001570b4"/>
    </style:style>
    <style:style style:name="P4" style:family="paragraph" style:parent-style-name="Heading_20_3">
      <style:text-properties officeooo:paragraph-rsid="001570b4"/>
    </style:style>
    <style:style style:name="P5" style:family="paragraph" style:parent-style-name="Standard" style:list-style-name="L2">
      <style:text-properties fo:font-weight="normal" officeooo:paragraph-rsid="001570b4" style:font-weight-asian="normal" style:font-weight-complex="normal"/>
    </style:style>
    <style:style style:name="P6" style:family="paragraph" style:parent-style-name="Standard" style:list-style-name="L6">
      <style:text-properties fo:font-weight="normal" officeooo:paragraph-rsid="001570b4" style:font-weight-asian="normal" style:font-weight-complex="normal"/>
    </style:style>
    <style:style style:name="P7" style:family="paragraph" style:parent-style-name="Standard" style:list-style-name="L7">
      <style:text-properties fo:font-weight="normal" officeooo:paragraph-rsid="001570b4" style:font-weight-asian="normal" style:font-weight-complex="normal"/>
    </style:style>
    <style:style style:name="P8" style:family="paragraph" style:parent-style-name="Standard" style:list-style-name="L8">
      <style:text-properties fo:font-weight="normal" officeooo:paragraph-rsid="001570b4" style:font-weight-asian="normal" style:font-weight-complex="normal"/>
    </style:style>
    <style:style style:name="P9" style:family="paragraph" style:parent-style-name="Standard" style:list-style-name="L9">
      <style:text-properties fo:font-weight="normal" officeooo:paragraph-rsid="001570b4" style:font-weight-asian="normal" style:font-weight-complex="normal"/>
    </style:style>
    <style:style style:name="P10" style:family="paragraph" style:parent-style-name="Standard">
      <style:text-properties fo:font-weight="normal" officeooo:paragraph-rsid="001570b4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9cd09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Ubuntu <text:span text:style-name="T2">e</text:span><text:span text:style-name="T1">#</text:span> bug</text:h>
      <text:h text:style-name="P2" text:outline-level="2">Known to affect:</text:h>
      <text:h text:style-name="P3" text:outline-level="2">Operating Systems</text:h>
      <text:list xml:id="list4199729836" text:style-name="L2">
        <text:list-item>
          <text:p text:style-name="P5">Ubuntu 20.04 (Dell XPS 13)</text:p>
        </text:list-item>
        <text:list-item>
          <text:p text:style-name="P5">Ubuntu 22.04 (System76 Pangolin)</text:p>
        </text:list-item>
        <text:list-item>
          <text:p text:style-name="P5">Ubuntu 22.04.1 (System76 Pangolin)</text:p>
        </text:list-item>
      </text:list>
      <text:h text:style-name="P4" text:outline-level="3">Programs</text:h>
      <text:list xml:id="list1155851703" text:style-name="L6">
        <text:list-item>
          <text:p text:style-name="P6">Gedit</text:p>
        </text:list-item>
        <text:list-item>
          <text:p text:style-name="P6">GNOME Calculator</text:p>
        </text:list-item>
        <text:list-item>
          <text:p text:style-name="P6">LibreOffice Writer</text:p>
        </text:list-item>
      </text:list>
      <text:h text:style-name="P3" text:outline-level="2">Description:</text:h>
      <text:p text:style-name="P10">This bug will occur `&lt;instance&gt;` and will prevent any input, instead showing the characters e# with an underscore. I originally thought it lasted for the rest of the session, but it turns out it can be mitigated without restarting. I have lost work in the past, and would love to have known I could have mitigated it.</text:p>
      <text:h text:style-name="P4" text:outline-level="3">Steps to reproduce:</text:h>
      <text:list xml:id="list3431517752" text:style-name="L7">
        <text:list-item>
          <text:p text:style-name="P7">Unknown</text:p>
        </text:list-item>
      </text:list>
      <text:h text:style-name="P3" text:outline-level="2">Steps to mitigate:</text:h>
      <text:h text:style-name="P4" text:outline-level="3">1. Emoji menu</text:h>
      <text:list xml:id="list668876888" text:style-name="L8">
        <text:list-item>
          <text:p text:style-name="P8">a. Open a program capable of inserting Emojis</text:p>
        </text:list-item>
        <text:list-item>
          <text:p text:style-name="P8">b. Open the Emoji menu (inserting an emoji is optional)</text:p>
        </text:list-item>
        <text:list-item>
          <text:p text:style-name="P8">c. Fixed for now</text:p>
        </text:list-item>
      </text:list>
      <text:h text:style-name="P4" text:outline-level="3">2. Simple restart</text:h>
      <text:list xml:id="list1444754733" text:style-name="L9">
        <text:list-item>
          <text:p text:style-name="P9">a. Restart your computer</text:p>
        </text:list-item>
        <text:list-item>
          <text:p text:style-name="P9">b. Hope it doesn't come back within 5 minute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  <style:font-face style:name="Ubuntu Condensed" svg:font-family="'Ubuntu Condensed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4T13:54:54.960022002</meta:creation-date>
    <dc:date>2022-12-14T13:55:14.066690539</dc:date>
    <meta:editing-duration>PT19S</meta:editing-duration>
    <meta:editing-cycles>1</meta:editing-cycles>
    <meta:document-statistic meta:table-count="0" meta:image-count="0" meta:object-count="0" meta:page-count="1" meta:paragraph-count="22" meta:word-count="145" meta:character-count="785" meta:non-whitespace-character-count="674"/>
    <meta:generator>LibreOffice/7.3.2.2$Linux_X86_64 LibreOffice_project/30$Build-2</meta:generator>
  </office:meta>
</office:document-meta>
</file>